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98.2pt"/>
    </style:style>
    <style:style style:name="co2" style:family="table-column">
      <style:table-column-properties fo:break-before="auto" style:column-width="78.94pt"/>
    </style:style>
    <style:style style:name="co3" style:family="table-column">
      <style:table-column-properties fo:break-before="auto" style:column-width="65.85pt"/>
    </style:style>
    <style:style style:name="co4" style:family="table-column">
      <style:table-column-properties fo:break-before="auto" style:column-width="86.71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ubmission_DenseNet201_do0.3_doc0.4_avg-epoch008-val_acc1.000000_D14_PB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row table:style-name="ro1">
          <table:table-cell office:value-type="string" calcext:value-type="string">
            <text:p>oct_name</text:p>
          </table:table-cell>
          <table:table-cell office:value-type="string" calcext:value-type="string">
            <text:p>predicted_class</text:p>
          </table:table-cell>
          <table:table-cell office:value-type="string" calcext:value-type="string">
            <text:p>prob_healthy</text:p>
          </table:table-cell>
          <table:table-cell office:value-type="string" calcext:value-type="string">
            <text:p>prob_pathologic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put/D14_PBS/OCT_Image_RE_Circle-2017-08-07-14-19-56.png</text:p>
          </table:table-cell>
          <table:table-cell office:value-type="string" calcext:value-type="string">
            <text:p>pathological</text:p>
          </table:table-cell>
          <table:table-cell office:value-type="float" office:value="0.0033785899" calcext:value-type="float">
            <text:p>0.0033785899</text:p>
          </table:table-cell>
          <table:table-cell office:value-type="float" office:value="0.9966214" calcext:value-type="float">
            <text:p>0.9966214</text:p>
          </table:table-cell>
          <table:table-cell table:formula="of:=IF([.B2]=&quot;healthy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14_PBS/OCT_Image_RE_Circle-2017-08-07-15-26-49.png</text:p>
          </table:table-cell>
          <table:table-cell office:value-type="string" calcext:value-type="string">
            <text:p>pathological</text:p>
          </table:table-cell>
          <table:table-cell office:value-type="float" office:value="0.11305308" calcext:value-type="float">
            <text:p>0.11305308</text:p>
          </table:table-cell>
          <table:table-cell office:value-type="float" office:value="0.8869469" calcext:value-type="float">
            <text:p>0.8869469</text:p>
          </table:table-cell>
          <table:table-cell table:formula="of:=IF([.B3]=&quot;healthy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14_PBS/OCT_Image_RE_Circle-2017-08-07-11-53-16.png</text:p>
          </table:table-cell>
          <table:table-cell office:value-type="string" calcext:value-type="string">
            <text:p>pathological</text:p>
          </table:table-cell>
          <table:table-cell office:value-type="float" office:value="0.00052869204" calcext:value-type="float">
            <text:p>0.000528692</text:p>
          </table:table-cell>
          <table:table-cell office:value-type="float" office:value="0.99947137" calcext:value-type="float">
            <text:p>0.99947137</text:p>
          </table:table-cell>
          <table:table-cell table:formula="of:=IF([.B4]=&quot;healthy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14_PBS/OCT_Image_RE_Circle-2017-08-07-14-21-29.png</text:p>
          </table:table-cell>
          <table:table-cell office:value-type="string" calcext:value-type="string">
            <text:p>pathological</text:p>
          </table:table-cell>
          <table:table-cell office:value-type="float" office:value="0.09413345" calcext:value-type="float">
            <text:p>0.09413345</text:p>
          </table:table-cell>
          <table:table-cell office:value-type="float" office:value="0.90586656" calcext:value-type="float">
            <text:p>0.90586656</text:p>
          </table:table-cell>
          <table:table-cell table:formula="of:=IF([.B5]=&quot;healthy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14_PBS/OCT_Image_RE_Circle-2017-08-07-14-19-31.png</text:p>
          </table:table-cell>
          <table:table-cell office:value-type="string" calcext:value-type="string">
            <text:p>pathological</text:p>
          </table:table-cell>
          <table:table-cell office:value-type="float" office:value="0.055670276" calcext:value-type="float">
            <text:p>0.055670276</text:p>
          </table:table-cell>
          <table:table-cell office:value-type="float" office:value="0.9443297" calcext:value-type="float">
            <text:p>0.9443297</text:p>
          </table:table-cell>
          <table:table-cell table:formula="of:=IF([.B6]=&quot;healthy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14_PBS/OCT_Image_RE_Circle-2017-08-07-11-54-37.png</text:p>
          </table:table-cell>
          <table:table-cell office:value-type="string" calcext:value-type="string">
            <text:p>pathological</text:p>
          </table:table-cell>
          <table:table-cell office:value-type="float" office:value="0.008416049" calcext:value-type="float">
            <text:p>0.008416049</text:p>
          </table:table-cell>
          <table:table-cell office:value-type="float" office:value="0.99158394" calcext:value-type="float">
            <text:p>0.99158394</text:p>
          </table:table-cell>
          <table:table-cell table:formula="of:=IF([.B7]=&quot;healthy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14_PBS/OCT_Image_RE_Circle-2017-08-07-14-21-02.png</text:p>
          </table:table-cell>
          <table:table-cell office:value-type="string" calcext:value-type="string">
            <text:p>pathological</text:p>
          </table:table-cell>
          <table:table-cell office:value-type="float" office:value="0.0020047943" calcext:value-type="float">
            <text:p>0.0020047943</text:p>
          </table:table-cell>
          <table:table-cell office:value-type="float" office:value="0.99799526" calcext:value-type="float">
            <text:p>0.99799526</text:p>
          </table:table-cell>
          <table:table-cell table:formula="of:=IF([.B8]=&quot;healthy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14_PBS/OCT_Image_RE_Circle-2017-08-07-11-54-29.png</text:p>
          </table:table-cell>
          <table:table-cell office:value-type="string" calcext:value-type="string">
            <text:p>pathological</text:p>
          </table:table-cell>
          <table:table-cell office:value-type="float" office:value="0.0004236028" calcext:value-type="float">
            <text:p>0.0004236028</text:p>
          </table:table-cell>
          <table:table-cell office:value-type="float" office:value="0.9995764" calcext:value-type="float">
            <text:p>0.9995764</text:p>
          </table:table-cell>
          <table:table-cell table:formula="of:=IF([.B9]=&quot;healthy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14_PBS/OCT_Image_RE_Circle-2017-08-07-15-26-42.png</text:p>
          </table:table-cell>
          <table:table-cell office:value-type="string" calcext:value-type="string">
            <text:p>pathological</text:p>
          </table:table-cell>
          <table:table-cell office:value-type="float" office:value="0.036640804" calcext:value-type="float">
            <text:p>0.036640804</text:p>
          </table:table-cell>
          <table:table-cell office:value-type="float" office:value="0.9633592" calcext:value-type="float">
            <text:p>0.9633592</text:p>
          </table:table-cell>
          <table:table-cell table:formula="of:=IF([.B10]=&quot;healthy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14_PBS/OCT_Image_RE_Circle-2017-08-07-11-54-12.png</text:p>
          </table:table-cell>
          <table:table-cell office:value-type="string" calcext:value-type="string">
            <text:p>pathological</text:p>
          </table:table-cell>
          <table:table-cell office:value-type="float" office:value="0.0042900755" calcext:value-type="float">
            <text:p>0.0042900755</text:p>
          </table:table-cell>
          <table:table-cell office:value-type="float" office:value="0.9957099" calcext:value-type="float">
            <text:p>0.9957099</text:p>
          </table:table-cell>
          <table:table-cell table:formula="of:=IF([.B11]=&quot;healthy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14_PBS/OCT_Image_RE_Circle-2017-08-07-11-53-13.png</text:p>
          </table:table-cell>
          <table:table-cell office:value-type="string" calcext:value-type="string">
            <text:p>pathological</text:p>
          </table:table-cell>
          <table:table-cell office:value-type="float" office:value="0.005830768" calcext:value-type="float">
            <text:p>0.005830768</text:p>
          </table:table-cell>
          <table:table-cell office:value-type="float" office:value="0.99416924" calcext:value-type="float">
            <text:p>0.99416924</text:p>
          </table:table-cell>
          <table:table-cell table:formula="of:=IF([.B12]=&quot;healthy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14_PBS/OCT_Image_RE_Circle-2017-08-07-11-54-08.png</text:p>
          </table:table-cell>
          <table:table-cell office:value-type="string" calcext:value-type="string">
            <text:p>pathological</text:p>
          </table:table-cell>
          <table:table-cell office:value-type="float" office:value="0.0031719378" calcext:value-type="float">
            <text:p>0.0031719378</text:p>
          </table:table-cell>
          <table:table-cell office:value-type="float" office:value="0.996828" calcext:value-type="float">
            <text:p>0.996828</text:p>
          </table:table-cell>
          <table:table-cell table:formula="of:=IF([.B13]=&quot;healthy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14_PBS/OCT_Image_RE_Circle-2017-08-07-15-28-01.png</text:p>
          </table:table-cell>
          <table:table-cell office:value-type="string" calcext:value-type="string">
            <text:p>pathological</text:p>
          </table:table-cell>
          <table:table-cell office:value-type="float" office:value="0.14059569" calcext:value-type="float">
            <text:p>0.14059569</text:p>
          </table:table-cell>
          <table:table-cell office:value-type="float" office:value="0.8594043" calcext:value-type="float">
            <text:p>0.8594043</text:p>
          </table:table-cell>
          <table:table-cell table:formula="of:=IF([.B14]=&quot;healthy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14_PBS/OCT_Image_RE_Circle-2017-08-07-14-21-15.png</text:p>
          </table:table-cell>
          <table:table-cell office:value-type="string" calcext:value-type="string">
            <text:p>pathological</text:p>
          </table:table-cell>
          <table:table-cell office:value-type="float" office:value="0.0018383485" calcext:value-type="float">
            <text:p>0.0018383485</text:p>
          </table:table-cell>
          <table:table-cell office:value-type="float" office:value="0.9981616" calcext:value-type="float">
            <text:p>0.9981616</text:p>
          </table:table-cell>
          <table:table-cell table:formula="of:=IF([.B15]=&quot;healthy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14_PBS/OCT_Image_RE_Circle-2017-08-07-11-54-20.png</text:p>
          </table:table-cell>
          <table:table-cell office:value-type="string" calcext:value-type="string">
            <text:p>pathological</text:p>
          </table:table-cell>
          <table:table-cell office:value-type="float" office:value="0.012527585" calcext:value-type="float">
            <text:p>0.012527585</text:p>
          </table:table-cell>
          <table:table-cell office:value-type="float" office:value="0.9874724" calcext:value-type="float">
            <text:p>0.9874724</text:p>
          </table:table-cell>
          <table:table-cell table:formula="of:=IF([.B16]=&quot;healthy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14_PBS/OCT_Image_RE_Circle-2017-08-07-15-27-35.png</text:p>
          </table:table-cell>
          <table:table-cell office:value-type="string" calcext:value-type="string">
            <text:p>pathological</text:p>
          </table:table-cell>
          <table:table-cell office:value-type="float" office:value="0.0075967144" calcext:value-type="float">
            <text:p>0.0075967144</text:p>
          </table:table-cell>
          <table:table-cell office:value-type="float" office:value="0.99240327" calcext:value-type="float">
            <text:p>0.99240327</text:p>
          </table:table-cell>
          <table:table-cell table:formula="of:=IF([.B17]=&quot;healthy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14_PBS/OCT_Image_RE_Circle-2017-08-07-15-27-40.png</text:p>
          </table:table-cell>
          <table:table-cell office:value-type="string" calcext:value-type="string">
            <text:p>pathological</text:p>
          </table:table-cell>
          <table:table-cell office:value-type="float" office:value="0.0011700985" calcext:value-type="float">
            <text:p>0.0011700985</text:p>
          </table:table-cell>
          <table:table-cell office:value-type="float" office:value="0.9988299" calcext:value-type="float">
            <text:p>0.9988299</text:p>
          </table:table-cell>
          <table:table-cell table:formula="of:=IF([.B18]=&quot;healthy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14_PBS/OCT_Image_RE_Circle-2017-08-07-15-25-43.png</text:p>
          </table:table-cell>
          <table:table-cell office:value-type="string" calcext:value-type="string">
            <text:p>pathological</text:p>
          </table:table-cell>
          <table:table-cell office:value-type="float" office:value="0.013428741" calcext:value-type="float">
            <text:p>0.013428741</text:p>
          </table:table-cell>
          <table:table-cell office:value-type="float" office:value="0.98657125" calcext:value-type="float">
            <text:p>0.98657125</text:p>
          </table:table-cell>
          <table:table-cell table:formula="of:=IF([.B19]=&quot;healthy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14_PBS/OCT_Image_RE_Circle-2017-08-07-11-54-05.png</text:p>
          </table:table-cell>
          <table:table-cell office:value-type="string" calcext:value-type="string">
            <text:p>pathological</text:p>
          </table:table-cell>
          <table:table-cell office:value-type="float" office:value="0.0050305733" calcext:value-type="float">
            <text:p>0.0050305733</text:p>
          </table:table-cell>
          <table:table-cell office:value-type="float" office:value="0.9949694" calcext:value-type="float">
            <text:p>0.9949694</text:p>
          </table:table-cell>
          <table:table-cell table:formula="of:=IF([.B20]=&quot;healthy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14_PBS/OCT_Image_RE_Circle-2017-08-07-14-20-42.png</text:p>
          </table:table-cell>
          <table:table-cell office:value-type="string" calcext:value-type="string">
            <text:p>pathological</text:p>
          </table:table-cell>
          <table:table-cell office:value-type="float" office:value="0.003982348" calcext:value-type="float">
            <text:p>0.003982348</text:p>
          </table:table-cell>
          <table:table-cell office:value-type="float" office:value="0.99601763" calcext:value-type="float">
            <text:p>0.99601763</text:p>
          </table:table-cell>
          <table:table-cell table:formula="of:=IF([.B21]=&quot;healthy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14_PBS/OCT_Image_RE_Circle-2017-08-07-14-21-07.png</text:p>
          </table:table-cell>
          <table:table-cell office:value-type="string" calcext:value-type="string">
            <text:p>pathological</text:p>
          </table:table-cell>
          <table:table-cell office:value-type="float" office:value="0.0027706889" calcext:value-type="float">
            <text:p>0.0027706889</text:p>
          </table:table-cell>
          <table:table-cell office:value-type="float" office:value="0.9972293" calcext:value-type="float">
            <text:p>0.9972293</text:p>
          </table:table-cell>
          <table:table-cell table:formula="of:=IF([.B22]=&quot;healthy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14_PBS/OCT_Image_RE_Circle-2017-08-07-11-53-09.png</text:p>
          </table:table-cell>
          <table:table-cell office:value-type="string" calcext:value-type="string">
            <text:p>pathological</text:p>
          </table:table-cell>
          <table:table-cell office:value-type="float" office:value="0.001618492" calcext:value-type="float">
            <text:p>0.001618492</text:p>
          </table:table-cell>
          <table:table-cell office:value-type="float" office:value="0.9983815" calcext:value-type="float">
            <text:p>0.9983815</text:p>
          </table:table-cell>
          <table:table-cell table:formula="of:=IF([.B23]=&quot;healthy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14_PBS/OCT_Image_RE_Circle-2017-08-07-11-54-32.png</text:p>
          </table:table-cell>
          <table:table-cell office:value-type="string" calcext:value-type="string">
            <text:p>pathological</text:p>
          </table:table-cell>
          <table:table-cell office:value-type="float" office:value="0.003112603" calcext:value-type="float">
            <text:p>0.003112603</text:p>
          </table:table-cell>
          <table:table-cell office:value-type="float" office:value="0.9968874" calcext:value-type="float">
            <text:p>0.9968874</text:p>
          </table:table-cell>
          <table:table-cell table:formula="of:=IF([.B24]=&quot;healthy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14_PBS/OCT_Image_RE_Circle-2017-08-07-15-26-53.png</text:p>
          </table:table-cell>
          <table:table-cell office:value-type="string" calcext:value-type="string">
            <text:p>pathological</text:p>
          </table:table-cell>
          <table:table-cell office:value-type="float" office:value="0.0016805448" calcext:value-type="float">
            <text:p>0.0016805448</text:p>
          </table:table-cell>
          <table:table-cell office:value-type="float" office:value="0.99831945" calcext:value-type="float">
            <text:p>0.99831945</text:p>
          </table:table-cell>
          <table:table-cell table:formula="of:=IF([.B25]=&quot;healthy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14_PBS/OCT_Image_RE_Circle-2017-08-07-14-19-18.png</text:p>
          </table:table-cell>
          <table:table-cell office:value-type="string" calcext:value-type="string">
            <text:p>pathological</text:p>
          </table:table-cell>
          <table:table-cell office:value-type="float" office:value="0.002979695" calcext:value-type="float">
            <text:p>0.002979695</text:p>
          </table:table-cell>
          <table:table-cell office:value-type="float" office:value="0.9970203" calcext:value-type="float">
            <text:p>0.9970203</text:p>
          </table:table-cell>
          <table:table-cell table:formula="of:=IF([.B26]=&quot;healthy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14_PBS/OCT_Image_RE_Circle-2017-08-07-11-54-25.png</text:p>
          </table:table-cell>
          <table:table-cell office:value-type="string" calcext:value-type="string">
            <text:p>pathological</text:p>
          </table:table-cell>
          <table:table-cell office:value-type="float" office:value="0.0014838191" calcext:value-type="float">
            <text:p>0.0014838191</text:p>
          </table:table-cell>
          <table:table-cell office:value-type="float" office:value="0.99851614" calcext:value-type="float">
            <text:p>0.99851614</text:p>
          </table:table-cell>
          <table:table-cell table:formula="of:=IF([.B27]=&quot;healthy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14_PBS/OCT_Image_RE_Circle-2017-08-07-15-26-58.png</text:p>
          </table:table-cell>
          <table:table-cell office:value-type="string" calcext:value-type="string">
            <text:p>pathological</text:p>
          </table:table-cell>
          <table:table-cell office:value-type="float" office:value="0.0013414314" calcext:value-type="float">
            <text:p>0.0013414314</text:p>
          </table:table-cell>
          <table:table-cell office:value-type="float" office:value="0.99865854" calcext:value-type="float">
            <text:p>0.99865854</text:p>
          </table:table-cell>
          <table:table-cell table:formula="of:=IF([.B28]=&quot;healthy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14_PBS/OCT_Image_RE_Circle-2017-08-07-15-26-24.png</text:p>
          </table:table-cell>
          <table:table-cell office:value-type="string" calcext:value-type="string">
            <text:p>pathological</text:p>
          </table:table-cell>
          <table:table-cell office:value-type="float" office:value="0.007553948" calcext:value-type="float">
            <text:p>0.007553948</text:p>
          </table:table-cell>
          <table:table-cell office:value-type="float" office:value="0.9924461" calcext:value-type="float">
            <text:p>0.9924461</text:p>
          </table:table-cell>
          <table:table-cell table:formula="of:=IF([.B29]=&quot;healthy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14_PBS/OCT_Image_RE_Circle-2017-08-07-15-26-34.png</text:p>
          </table:table-cell>
          <table:table-cell office:value-type="string" calcext:value-type="string">
            <text:p>pathological</text:p>
          </table:table-cell>
          <table:table-cell office:value-type="float" office:value="0.20486711" calcext:value-type="float">
            <text:p>0.20486711</text:p>
          </table:table-cell>
          <table:table-cell office:value-type="float" office:value="0.7951329" calcext:value-type="float">
            <text:p>0.7951329</text:p>
          </table:table-cell>
          <table:table-cell table:formula="of:=IF([.B30]=&quot;healthy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14_PBS/OCT_Image_RE_Circle-2017-08-07-14-20-53.png</text:p>
          </table:table-cell>
          <table:table-cell office:value-type="string" calcext:value-type="string">
            <text:p>pathological</text:p>
          </table:table-cell>
          <table:table-cell office:value-type="float" office:value="0.03039957" calcext:value-type="float">
            <text:p>0.03039957</text:p>
          </table:table-cell>
          <table:table-cell office:value-type="float" office:value="0.96960044" calcext:value-type="float">
            <text:p>0.96960044</text:p>
          </table:table-cell>
          <table:table-cell table:formula="of:=IF([.B31]=&quot;healthy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14_PBS/OCT_Image_RE_Circle-2017-08-07-14-19-23.png</text:p>
          </table:table-cell>
          <table:table-cell office:value-type="string" calcext:value-type="string">
            <text:p>pathological</text:p>
          </table:table-cell>
          <table:table-cell office:value-type="float" office:value="0.009022062" calcext:value-type="float">
            <text:p>0.009022062</text:p>
          </table:table-cell>
          <table:table-cell office:value-type="float" office:value="0.9909779" calcext:value-type="float">
            <text:p>0.9909779</text:p>
          </table:table-cell>
          <table:table-cell table:formula="of:=IF([.B32]=&quot;healthy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14_PBS/OCT_Image_RE_Circle-2017-08-07-15-26-30.png</text:p>
          </table:table-cell>
          <table:table-cell office:value-type="string" calcext:value-type="string">
            <text:p>pathological</text:p>
          </table:table-cell>
          <table:table-cell office:value-type="float" office:value="0.07091705" calcext:value-type="float">
            <text:p>0.07091705</text:p>
          </table:table-cell>
          <table:table-cell office:value-type="float" office:value="0.92908293" calcext:value-type="float">
            <text:p>0.92908293</text:p>
          </table:table-cell>
          <table:table-cell table:formula="of:=IF([.B33]=&quot;healthy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14_PBS/OCT_Image_RE_Circle-2017-08-07-15-27-06.png</text:p>
          </table:table-cell>
          <table:table-cell office:value-type="string" calcext:value-type="string">
            <text:p>pathological</text:p>
          </table:table-cell>
          <table:table-cell office:value-type="float" office:value="0.0003597749" calcext:value-type="float">
            <text:p>0.0003597749</text:p>
          </table:table-cell>
          <table:table-cell office:value-type="float" office:value="0.9996402" calcext:value-type="float">
            <text:p>0.9996402</text:p>
          </table:table-cell>
          <table:table-cell table:formula="of:=IF([.B34]=&quot;healthy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14_PBS/OCT_Image_RE_Circle-2017-08-07-11-53-50.png</text:p>
          </table:table-cell>
          <table:table-cell office:value-type="string" calcext:value-type="string">
            <text:p>pathological</text:p>
          </table:table-cell>
          <table:table-cell office:value-type="float" office:value="0.00016907751" calcext:value-type="float">
            <text:p>0.0001690775</text:p>
          </table:table-cell>
          <table:table-cell office:value-type="float" office:value="0.99983084" calcext:value-type="float">
            <text:p>0.99983084</text:p>
          </table:table-cell>
          <table:table-cell table:formula="of:=IF([.B35]=&quot;healthy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14_PBS/OCT_Image_RE_Circle-2017-08-07-14-21-21.png</text:p>
          </table:table-cell>
          <table:table-cell office:value-type="string" calcext:value-type="string">
            <text:p>pathological</text:p>
          </table:table-cell>
          <table:table-cell office:value-type="float" office:value="0.006307888" calcext:value-type="float">
            <text:p>0.006307888</text:p>
          </table:table-cell>
          <table:table-cell office:value-type="float" office:value="0.99369216" calcext:value-type="float">
            <text:p>0.99369216</text:p>
          </table:table-cell>
          <table:table-cell table:formula="of:=IF([.B36]=&quot;healthy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14_PBS/OCT_Image_RE_Circle-2017-08-07-15-27-56.png</text:p>
          </table:table-cell>
          <table:table-cell office:value-type="string" calcext:value-type="string">
            <text:p>pathological</text:p>
          </table:table-cell>
          <table:table-cell office:value-type="float" office:value="0.018805677" calcext:value-type="float">
            <text:p>0.018805677</text:p>
          </table:table-cell>
          <table:table-cell office:value-type="float" office:value="0.9811943" calcext:value-type="float">
            <text:p>0.9811943</text:p>
          </table:table-cell>
          <table:table-cell table:formula="of:=IF([.B37]=&quot;healthy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14_PBS/OCT_Image_RE_Circle-2017-08-07-11-54-16.png</text:p>
          </table:table-cell>
          <table:table-cell office:value-type="string" calcext:value-type="string">
            <text:p>pathological</text:p>
          </table:table-cell>
          <table:table-cell office:value-type="float" office:value="0.011636014" calcext:value-type="float">
            <text:p>0.011636014</text:p>
          </table:table-cell>
          <table:table-cell office:value-type="float" office:value="0.988364" calcext:value-type="float">
            <text:p>0.988364</text:p>
          </table:table-cell>
          <table:table-cell table:formula="of:=IF([.B38]=&quot;healthy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14_PBS/OCT_Image_RE_Circle-2017-08-07-14-21-43.png</text:p>
          </table:table-cell>
          <table:table-cell office:value-type="string" calcext:value-type="string">
            <text:p>pathological</text:p>
          </table:table-cell>
          <table:table-cell office:value-type="float" office:value="0.001653965" calcext:value-type="float">
            <text:p>0.001653965</text:p>
          </table:table-cell>
          <table:table-cell office:value-type="float" office:value="0.9983461" calcext:value-type="float">
            <text:p>0.9983461</text:p>
          </table:table-cell>
          <table:table-cell table:formula="of:=IF([.B39]=&quot;healthy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14_PBS/OCT_Image_RE_Circle-2017-08-07-11-52-54.png</text:p>
          </table:table-cell>
          <table:table-cell office:value-type="string" calcext:value-type="string">
            <text:p>pathological</text:p>
          </table:table-cell>
          <table:table-cell office:value-type="float" office:value="0.010388975" calcext:value-type="float">
            <text:p>0.010388975</text:p>
          </table:table-cell>
          <table:table-cell office:value-type="float" office:value="0.989611" calcext:value-type="float">
            <text:p>0.989611</text:p>
          </table:table-cell>
          <table:table-cell table:formula="of:=IF([.B40]=&quot;healthy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14_PBS/OCT_Image_RE_Circle-2017-08-07-11-53-55.png</text:p>
          </table:table-cell>
          <table:table-cell office:value-type="string" calcext:value-type="string">
            <text:p>pathological</text:p>
          </table:table-cell>
          <table:table-cell office:value-type="float" office:value="0.00041633786" calcext:value-type="float">
            <text:p>0.0004163379</text:p>
          </table:table-cell>
          <table:table-cell office:value-type="float" office:value="0.99958366" calcext:value-type="float">
            <text:p>0.99958366</text:p>
          </table:table-cell>
          <table:table-cell table:formula="of:=IF([.B41]=&quot;healthy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14_PBS/OCT_Image_RE_Circle-2017-08-07-14-20-05.png</text:p>
          </table:table-cell>
          <table:table-cell office:value-type="string" calcext:value-type="string">
            <text:p>pathological</text:p>
          </table:table-cell>
          <table:table-cell office:value-type="float" office:value="0.0018006893" calcext:value-type="float">
            <text:p>0.0018006893</text:p>
          </table:table-cell>
          <table:table-cell office:value-type="float" office:value="0.9981993" calcext:value-type="float">
            <text:p>0.9981993</text:p>
          </table:table-cell>
          <table:table-cell table:formula="of:=IF([.B42]=&quot;healthy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14_PBS/OCT_Image_RE_Circle-2017-08-07-15-27-23.png</text:p>
          </table:table-cell>
          <table:table-cell office:value-type="string" calcext:value-type="string">
            <text:p>pathological</text:p>
          </table:table-cell>
          <table:table-cell office:value-type="float" office:value="0.21550807" calcext:value-type="float">
            <text:p>0.21550807</text:p>
          </table:table-cell>
          <table:table-cell office:value-type="float" office:value="0.7844919" calcext:value-type="float">
            <text:p>0.7844919</text:p>
          </table:table-cell>
          <table:table-cell table:formula="of:=IF([.B43]=&quot;healthy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14_PBS/OCT_Image_RE_Circle-2017-08-07-15-27-46.png</text:p>
          </table:table-cell>
          <table:table-cell office:value-type="string" calcext:value-type="string">
            <text:p>pathological</text:p>
          </table:table-cell>
          <table:table-cell office:value-type="float" office:value="0.021067703" calcext:value-type="float">
            <text:p>0.021067703</text:p>
          </table:table-cell>
          <table:table-cell office:value-type="float" office:value="0.9789323" calcext:value-type="float">
            <text:p>0.9789323</text:p>
          </table:table-cell>
          <table:table-cell table:formula="of:=IF([.B44]=&quot;healthy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14_PBS/OCT_Image_RE_Circle-2017-08-07-14-20-48.png</text:p>
          </table:table-cell>
          <table:table-cell office:value-type="string" calcext:value-type="string">
            <text:p>pathological</text:p>
          </table:table-cell>
          <table:table-cell office:value-type="float" office:value="0.12792511" calcext:value-type="float">
            <text:p>0.12792511</text:p>
          </table:table-cell>
          <table:table-cell office:value-type="float" office:value="0.8720749" calcext:value-type="float">
            <text:p>0.8720749</text:p>
          </table:table-cell>
          <table:table-cell table:formula="of:=IF([.B45]=&quot;healthy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14_PBS/OCT_Image_RE_Circle-2017-08-07-14-19-40.png</text:p>
          </table:table-cell>
          <table:table-cell office:value-type="string" calcext:value-type="string">
            <text:p>pathological</text:p>
          </table:table-cell>
          <table:table-cell office:value-type="float" office:value="0.002563859" calcext:value-type="float">
            <text:p>0.002563859</text:p>
          </table:table-cell>
          <table:table-cell office:value-type="float" office:value="0.9974362" calcext:value-type="float">
            <text:p>0.9974362</text:p>
          </table:table-cell>
          <table:table-cell table:formula="of:=IF([.B46]=&quot;healthy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14_PBS/OCT_Image_RE_Circle-2017-08-07-15-27-28.png</text:p>
          </table:table-cell>
          <table:table-cell office:value-type="string" calcext:value-type="string">
            <text:p>pathological</text:p>
          </table:table-cell>
          <table:table-cell office:value-type="float" office:value="0.16175887" calcext:value-type="float">
            <text:p>0.16175887</text:p>
          </table:table-cell>
          <table:table-cell office:value-type="float" office:value="0.8382411" calcext:value-type="float">
            <text:p>0.8382411</text:p>
          </table:table-cell>
          <table:table-cell table:formula="of:=IF([.B47]=&quot;healthy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14_PBS/OCT_Image_RE_Circle-2017-08-07-14-21-59.png</text:p>
          </table:table-cell>
          <table:table-cell office:value-type="string" calcext:value-type="string">
            <text:p>pathological</text:p>
          </table:table-cell>
          <table:table-cell office:value-type="float" office:value="0.013998255" calcext:value-type="float">
            <text:p>0.013998255</text:p>
          </table:table-cell>
          <table:table-cell office:value-type="float" office:value="0.98600173" calcext:value-type="float">
            <text:p>0.98600173</text:p>
          </table:table-cell>
          <table:table-cell table:formula="of:=IF([.B48]=&quot;healthy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14_PBS/OCT_Image_RE_Circle-2017-08-07-14-21-49.png</text:p>
          </table:table-cell>
          <table:table-cell office:value-type="string" calcext:value-type="string">
            <text:p>pathological</text:p>
          </table:table-cell>
          <table:table-cell office:value-type="float" office:value="0.03707058" calcext:value-type="float">
            <text:p>0.03707058</text:p>
          </table:table-cell>
          <table:table-cell office:value-type="float" office:value="0.9629294" calcext:value-type="float">
            <text:p>0.9629294</text:p>
          </table:table-cell>
          <table:table-cell table:formula="of:=IF([.B49]=&quot;healthy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14_PBS/OCT_Image_RE_Circle-2017-08-07-14-19-27.png</text:p>
          </table:table-cell>
          <table:table-cell office:value-type="string" calcext:value-type="string">
            <text:p>pathological</text:p>
          </table:table-cell>
          <table:table-cell office:value-type="float" office:value="0.012610548" calcext:value-type="float">
            <text:p>0.012610548</text:p>
          </table:table-cell>
          <table:table-cell office:value-type="float" office:value="0.98738945" calcext:value-type="float">
            <text:p>0.98738945</text:p>
          </table:table-cell>
          <table:table-cell table:formula="of:=IF([.B50]=&quot;healthy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14_PBS/OCT_Image_RE_Circle-2017-08-07-14-19-35.png</text:p>
          </table:table-cell>
          <table:table-cell office:value-type="string" calcext:value-type="string">
            <text:p>pathological</text:p>
          </table:table-cell>
          <table:table-cell office:value-type="float" office:value="0.017129006" calcext:value-type="float">
            <text:p>0.017129006</text:p>
          </table:table-cell>
          <table:table-cell office:value-type="float" office:value="0.98287094" calcext:value-type="float">
            <text:p>0.98287094</text:p>
          </table:table-cell>
          <table:table-cell table:formula="of:=IF([.B51]=&quot;healthy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14_PBS/OCT_Image_RE_Circle-2017-08-07-14-20-58.png</text:p>
          </table:table-cell>
          <table:table-cell office:value-type="string" calcext:value-type="string">
            <text:p>pathological</text:p>
          </table:table-cell>
          <table:table-cell office:value-type="float" office:value="0.056570776" calcext:value-type="float">
            <text:p>0.056570776</text:p>
          </table:table-cell>
          <table:table-cell office:value-type="float" office:value="0.9434292" calcext:value-type="float">
            <text:p>0.9434292</text:p>
          </table:table-cell>
          <table:table-cell table:formula="of:=IF([.B52]=&quot;healthy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14_PBS/OCT_Image_RE_Circle-2017-08-07-15-26-45.png</text:p>
          </table:table-cell>
          <table:table-cell office:value-type="string" calcext:value-type="string">
            <text:p>pathological</text:p>
          </table:table-cell>
          <table:table-cell office:value-type="float" office:value="0.09283649" calcext:value-type="float">
            <text:p>0.09283649</text:p>
          </table:table-cell>
          <table:table-cell office:value-type="float" office:value="0.9071635" calcext:value-type="float">
            <text:p>0.9071635</text:p>
          </table:table-cell>
          <table:table-cell table:formula="of:=IF([.B53]=&quot;healthy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14_PBS/OCT_Image_RE_Circle-2017-08-07-11-53-37.png</text:p>
          </table:table-cell>
          <table:table-cell office:value-type="string" calcext:value-type="string">
            <text:p>pathological</text:p>
          </table:table-cell>
          <table:table-cell office:value-type="float" office:value="0.0058581186" calcext:value-type="float">
            <text:p>0.0058581186</text:p>
          </table:table-cell>
          <table:table-cell office:value-type="float" office:value="0.9941419" calcext:value-type="float">
            <text:p>0.9941419</text:p>
          </table:table-cell>
          <table:table-cell table:formula="of:=IF([.B54]=&quot;healthy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14_PBS/OCT_Image_RE_Circle-2017-08-07-11-53-02.png</text:p>
          </table:table-cell>
          <table:table-cell office:value-type="string" calcext:value-type="string">
            <text:p>pathological</text:p>
          </table:table-cell>
          <table:table-cell office:value-type="float" office:value="0.0001324387" calcext:value-type="float">
            <text:p>0.0001324387</text:p>
          </table:table-cell>
          <table:table-cell office:value-type="float" office:value="0.99986756" calcext:value-type="float">
            <text:p>0.99986756</text:p>
          </table:table-cell>
          <table:table-cell table:formula="of:=IF([.B55]=&quot;healthy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14_PBS/OCT_Image_RE_Circle-2017-08-07-14-19-12.png</text:p>
          </table:table-cell>
          <table:table-cell office:value-type="string" calcext:value-type="string">
            <text:p>pathological</text:p>
          </table:table-cell>
          <table:table-cell office:value-type="float" office:value="0.00039280797" calcext:value-type="float">
            <text:p>0.000392808</text:p>
          </table:table-cell>
          <table:table-cell office:value-type="float" office:value="0.99960726" calcext:value-type="float">
            <text:p>0.99960726</text:p>
          </table:table-cell>
          <table:table-cell table:formula="of:=IF([.B56]=&quot;healthy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14_PBS/OCT_Image_RE_Circle-2017-08-07-11-53-41.png</text:p>
          </table:table-cell>
          <table:table-cell office:value-type="string" calcext:value-type="string">
            <text:p>pathological</text:p>
          </table:table-cell>
          <table:table-cell office:value-type="float" office:value="0.0018661842" calcext:value-type="float">
            <text:p>0.0018661842</text:p>
          </table:table-cell>
          <table:table-cell office:value-type="float" office:value="0.99813384" calcext:value-type="float">
            <text:p>0.99813384</text:p>
          </table:table-cell>
          <table:table-cell table:formula="of:=IF([.B57]=&quot;healthy&quot;;1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SUM([.E2:.E57])" office:value-type="float" office:value="0" calcext:value-type="float">
            <text:p>0</text:p>
          </table:table-cell>
          <table:table-cell table:formula="of:=[.E58]/56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2-08T09:54:59.018362256</dc:date>
    <meta:editing-duration>PT2M47S</meta:editing-duration>
    <meta:editing-cycles>1</meta:editing-cycles>
    <meta:document-statistic meta:table-count="1" meta:cell-count="286" meta:object-count="0"/>
    <meta:generator>LibreOffice/5.1.6.2$Linux_X86_64 LibreOffice_project/10m0$Build-2</meta:generator>
  </office:meta>
</office:document-meta>
</file>